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b754"/>
    </style:style>
    <style:style style:name="P2" style:family="paragraph" style:parent-style-name="Standard">
      <style:text-properties officeooo:paragraph-rsid="000e631d"/>
    </style:style>
    <style:style style:name="P3" style:family="paragraph" style:parent-style-name="Standard">
      <style:text-properties officeooo:rsid="001048ec" officeooo:paragraph-rsid="001048ec"/>
    </style:style>
    <style:style style:name="T1" style:family="text">
      <style:text-properties officeooo:rsid="000e631d"/>
    </style:style>
    <style:style style:name="T2" style:family="text">
      <style:text-properties fo:font-weight="bold" officeooo:rsid="000e631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: ¿Cuál es el tamaño que ocupa una vez impresa una fotografía en color de 2000x1400 píxeles si se imprime con una resolución de 300 ppp? </text:p>
      <text:p text:style-name="P2">•66,66666667 x 46,66666667 pulgadas: </text:p>
      <text:p text:style-name="P3">2000/300: 6,66</text:p>
      <text:p text:style-name="P3">6,66 * 2,54:</text:p>
      <text:p text:style-name="P2"><text:span text:style-name="T2">Resultado: 16,9164</text:span></text:p>
      <text:p text:style-name="P2"><text:span text:style-name="T2"/></text:p>
      <text:p text:style-name="P1">• 1,693333333 x 1,18533333 centímetros. </text:p>
      <text:p text:style-name="P2"><text:span text:style-name="T2">Resultado: </text:span></text:p>
      <text:p text:style-name="P2"><text:span text:style-name="T2"/></text:p>
      <text:p text:style-name="P2"><text:span text:style-name="T2"/></text:p>
      <text:p text:style-name="P1">• 6,666666667 x 4,666666667 centímetros. </text:p>
      <text:p text:style-name="P2"><text:span text:style-name="T2">Resultado: </text:span></text:p>
      <text:p text:style-name="P2"><text:span text:style-name="T2"/></text:p>
      <text:p text:style-name="P2"><text:span text:style-name="T2"/></text:p>
      <text:p text:style-name="P1">• 16,93333333 x 11,8533333 centímetros. </text:p>
      <text:p text:style-name="P2"><text:span text:style-name="T2">Resultado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31:53.949135865</meta:creation-date>
    <dc:date>2018-11-21T14:35:51.642294036</dc:date>
    <meta:editing-duration>PT3M5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55" meta:character-count="381" meta:non-whitespace-character-count="329"/>
  </office:meta>
</office:document-meta>
</file>